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5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2b1175" style:font-weight-asian="bold" style:font-weight-complex="bold"/>
    </style:style>
    <style:style style:name="P3" style:family="paragraph" style:parent-style-name="Standard">
      <style:text-properties fo:font-weight="bold" officeooo:paragraph-rsid="002b1175" style:font-weight-asian="bold"/>
    </style:style>
    <style:style style:name="P4" style:family="paragraph" style:parent-style-name="Table_20_Contents">
      <style:text-properties officeooo:paragraph-rsid="001b7205"/>
    </style:style>
    <style:style style:name="P5" style:family="paragraph" style:parent-style-name="Table_20_Contents">
      <style:text-properties officeooo:rsid="001b7205" officeooo:paragraph-rsid="001b7205"/>
    </style:style>
    <style:style style:name="P6" style:family="paragraph" style:parent-style-name="Table_20_Heading">
      <style:text-properties officeooo:rsid="001b7205" officeooo:paragraph-rsid="001b7205"/>
    </style:style>
    <style:style style:name="P7" style:family="paragraph" style:parent-style-name="Table_20_Contents">
      <style:text-properties officeooo:rsid="001b7205" officeooo:paragraph-rsid="001ebcb1"/>
    </style:style>
    <style:style style:name="P8" style:family="paragraph" style:parent-style-name="Table_20_Contents">
      <style:text-properties officeooo:rsid="001b7205" officeooo:paragraph-rsid="001fd0c7"/>
    </style:style>
    <style:style style:name="P9" style:family="paragraph" style:parent-style-name="Table_20_Contents">
      <style:text-properties officeooo:rsid="001b7205" officeooo:paragraph-rsid="0030e55d"/>
    </style:style>
    <style:style style:name="P10" style:family="paragraph" style:parent-style-name="Table_20_Contents">
      <style:text-properties officeooo:rsid="001b7205" officeooo:paragraph-rsid="00318710"/>
    </style:style>
    <style:style style:name="P11" style:family="paragraph" style:parent-style-name="Table_20_Contents">
      <style:text-properties officeooo:rsid="001c2620" officeooo:paragraph-rsid="001c2620"/>
    </style:style>
    <style:style style:name="P12" style:family="paragraph" style:parent-style-name="Table_20_Contents">
      <style:text-properties officeooo:paragraph-rsid="001ebcb1"/>
    </style:style>
    <style:style style:name="P13" style:family="paragraph" style:parent-style-name="Text_20_body">
      <style:paragraph-properties fo:text-align="center" style:justify-single-word="false"/>
      <style:text-properties officeooo:paragraph-rsid="00246b53"/>
    </style:style>
    <style:style style:name="P14" style:family="paragraph" style:parent-style-name="Table_20_Contents">
      <style:text-properties officeooo:paragraph-rsid="002697ab"/>
    </style:style>
    <style:style style:name="P15" style:family="paragraph" style:parent-style-name="Standard">
      <style:text-properties officeooo:paragraph-rsid="002b1175"/>
    </style:style>
    <style:style style:name="P16" style:family="paragraph" style:parent-style-name="Table_20_Contents">
      <style:text-properties officeooo:rsid="002da218" officeooo:paragraph-rsid="002f5eb3"/>
    </style:style>
    <style:style style:name="P17" style:family="paragraph" style:parent-style-name="Table_20_Contents">
      <style:text-properties officeooo:paragraph-rsid="001ef92c"/>
    </style:style>
    <style:style style:name="P18" style:family="paragraph" style:parent-style-name="Table_20_Contents">
      <style:text-properties officeooo:paragraph-rsid="00132996"/>
    </style:style>
    <style:style style:name="P19" style:family="paragraph" style:parent-style-name="Table_20_Contents">
      <style:text-properties officeooo:paragraph-rsid="002da218"/>
    </style:style>
    <style:style style:name="P20" style:family="paragraph" style:parent-style-name="Table_20_Contents">
      <style:text-properties officeooo:paragraph-rsid="002f2d42"/>
    </style:style>
    <style:style style:name="P21" style:family="paragraph" style:parent-style-name="Table_20_Contents">
      <style:text-properties officeooo:paragraph-rsid="0030e55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246b53" style:font-size-asian="12pt" style:font-size-complex="12pt"/>
    </style:style>
    <style:style style:name="T4" style:family="text">
      <style:text-properties fo:font-size="12pt" officeooo:rsid="0030e55d" style:font-size-asian="12pt" style:font-size-complex="12pt"/>
    </style:style>
    <style:style style:name="T5" style:family="text">
      <style:text-properties officeooo:rsid="00132996"/>
    </style:style>
    <style:style style:name="T6" style:family="text">
      <style:text-properties officeooo:rsid="001b7205"/>
    </style:style>
    <style:style style:name="T7" style:family="text">
      <style:text-properties officeooo:rsid="001c2620"/>
    </style:style>
    <style:style style:name="T8" style:family="text">
      <style:text-properties officeooo:rsid="001ebcb1"/>
    </style:style>
    <style:style style:name="T9" style:family="text">
      <style:text-properties officeooo:rsid="001ef92c"/>
    </style:style>
    <style:style style:name="T10" style:family="text">
      <style:text-properties officeooo:rsid="00246b53"/>
    </style:style>
    <style:style style:name="T11" style:family="text">
      <style:text-properties officeooo:rsid="002697ab"/>
    </style:style>
    <style:style style:name="T12" style:family="text">
      <style:text-properties officeooo:rsid="0028633e"/>
    </style:style>
    <style:style style:name="T13" style:family="text">
      <style:text-properties fo:font-size="14pt" officeooo:rsid="001b7205" style:font-size-asian="14pt" style:font-size-complex="14pt"/>
    </style:style>
    <style:style style:name="T14" style:family="text">
      <style:text-properties fo:font-size="14pt" officeooo:rsid="00079aa8" style:font-size-asian="14pt" style:font-size-complex="14pt"/>
    </style:style>
    <style:style style:name="T15" style:family="text">
      <style:text-properties fo:font-size="14pt" officeooo:rsid="003233de" style:font-size-asian="14pt" style:font-size-complex="14pt"/>
    </style:style>
    <style:style style:name="T16" style:family="text">
      <style:text-properties fo:font-size="14pt" officeooo:rsid="00337696" style:font-size-asian="14pt" style:font-size-complex="14pt"/>
    </style:style>
    <style:style style:name="T17" style:family="text">
      <style:text-properties officeooo:rsid="000aa02c"/>
    </style:style>
    <style:style style:name="T18" style:family="text">
      <style:text-properties officeooo:rsid="002bc143"/>
    </style:style>
    <style:style style:name="T19" style:family="text">
      <style:text-properties officeooo:rsid="002da218"/>
    </style:style>
    <style:style style:name="T20" style:family="text">
      <style:text-properties officeooo:rsid="002eefc2"/>
    </style:style>
    <style:style style:name="T21" style:family="text">
      <style:text-properties officeooo:rsid="002f2d42"/>
    </style:style>
    <style:style style:name="T22" style:family="text">
      <style:text-properties officeooo:rsid="002f5eb3"/>
    </style:style>
    <style:style style:name="T23" style:family="text">
      <style:text-properties officeooo:rsid="0030e55d"/>
    </style:style>
    <style:style style:name="T24" style:family="text">
      <style:text-properties officeooo:rsid="00318710"/>
    </style:style>
    <style:style style:name="T25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">Docente:<text:tab/><text:tab/>Bruce D. Marron</text:p>
      <text:p text:style-name="P2">Ciclo: <text:tab/><text:tab/><text:tab/>25-2</text:p>
      <text:p text:style-name="P15"><text:span text:style-name="T1">Materia: <text:tab/><text:tab/></text:span><text:span text:style-name="T2">Terminología Especializada en Documentos Jurídicos</text:span></text:p>
      <text:p text:style-name="P2">Curso:<text:tab/><text:tab/><text:tab/>IT0733</text:p>
      <text:p text:style-name="P15"><text:span text:style-name="T1">Licenciatura: <text:tab/>I</text:span><text:span text:style-name="T2">nterpretación y Traducción</text:span></text:p>
      <text:p text:style-name="P3">Horario:<text:tab/><text:tab/>Martes 19:00 – 20:00, Miércoles 1<text:span text:style-name="T17">7</text:span>:00 – 1<text:span text:style-name="T17">8</text:span>:00, Jueves 1<text:span text:style-name="T17">5</text:span>:00 – 1<text:span text:style-name="T17">6</text:span>:00</text:p>
      <text:p text:style-name="P3">Grupo:<text:tab/><text:tab/>7A</text:p>
      <text:p text:style-name="Standard"/>
      <text:p text:style-name="P13"><text:span text:style-name="Strong_20_Emphasis"><text:span text:style-name="T13">Exam 1</text:span></text:span><text:span text:style-name="Strong_20_Emphasis"><text:span text:style-name="T14"> </text:span></text:span><text:span text:style-name="Strong_20_Emphasis"><text:span text:style-name="T15">[Factor = 0.256</text:span></text:span><text:span text:style-name="Strong_20_Emphasis"><text:span text:style-name="T16">5</text:span></text:span><text:span text:style-name="Strong_20_Emphasis"><text:span text:style-name="T15">]</text:span></text:span></text:p>
      <text:p text:style-name="P13"><text:span text:style-name="Strong_20_Emphasis"><text:span text:style-name="T3">Three (3) points awarded per subtask; subtasks evaluated on a scale of 0.0-1.0; 3</text:span></text:span><text:span text:style-name="Strong_20_Emphasis"><text:span text:style-name="T4">9</text:span></text:span><text:span text:style-name="Strong_20_Emphasis"><text:span text:style-name="T3"> 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6"><text:bookmark text:name="4_points_(good)"/>Accuracy <text:span text:style-name="T10">(1 pt)</text:span></text:p>
                  </table:table-cell>
                  <table:table-cell table:style-name="Table1.A1" office:value-type="string">
                    <text:p text:style-name="P6"><text:bookmark text:name="3_points_(satisfactory)"/>Completeness <text:span text:style-name="T10">(1 pt)</text:span></text:p>
                  </table:table-cell>
                  <table:table-cell table:style-name="Table1.A1" office:value-type="string">
                    <text:p text:style-name="P6"><text:bookmark text:name="2_points_(needs_improvement)"/>Sufficiency <text:span text:style-name="T10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4"><text:span text:style-name="Strong_20_Emphasis"><text:span text:style-name="T6">Task 1:</text:span></text:span></text:p>
                  <text:p text:style-name="P4"><text:span text:style-name="Strong_20_Emphasis"><text:span text:style-name="T6">History (3 pts)</text:span></text:span></text:p>
                  <text:p text:style-name="P4"><text:span text:style-name="Strong_20_Emphasis"><text:span text:style-name="T6">Mexico (3 pts)</text:span></text:span></text:p>
                  <text:p text:style-name="P4"><text:span text:style-name="Strong_20_Emphasis"/></text:p>
                </table:table-cell>
                <table:table-cell table:style-name="Table1.A1" office:value-type="string">
                  <text:p text:style-name="P5"><text:span text:style-name="T7">Two </text:span><text:span text:style-name="T8">responses </text:span><text:span text:style-name="T7">are provided: </text:span><text:span text:style-name="T8">an account of </text:span><text:span text:style-name="T18">legal field </text:span>history and <text:span text:style-name="T8">an account of the </text:span><text:span text:style-name="T23">legal </text:span><text:span text:style-name="T18">field</text:span><text:span text:style-name="T8">’s </text:span>current state in Mexico</text:p>
                  <text:p text:style-name="P5"/>
                </table:table-cell>
                <table:table-cell table:style-name="Table1.A1" office:value-type="string">
                  <text:p text:style-name="P5"><text:span text:style-name="T7">Each of the two a</text:span>ccount<text:span text:style-name="T7">s</text:span> provide<text:span text:style-name="T7">s</text:span> complete information; <text:span text:style-name="T7">statements are complete, logical </text:span><text:span text:style-name="T24">and well-formed</text:span></text:p>
                  <text:p text:style-name="P5"/>
                  <text:p text:style-name="P5"/>
                  <text:p text:style-name="P5"/>
                </table:table-cell>
                <table:table-cell table:style-name="Table1.A1" office:value-type="string">
                  <text:p text:style-name="P11">Each of the two accounts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2"><text:span text:style-name="Strong_20_Emphasis"><text:span text:style-name="T8">Task 2:</text:span></text:span></text:p>
                  <text:p text:style-name="P12"><text:span text:style-name="Strong_20_Emphasis"><text:span text:style-name="T19">Jargon Realities</text:span></text:span><text:span text:style-name="Strong_20_Emphasis"><text:span text:style-name="T8"> (3 pts)</text:span></text:span></text:p>
                  <text:p text:style-name="P12"><text:span text:style-name="Strong_20_Emphasis"><text:span text:style-name="T19">Jargon Good/Bad</text:span></text:span><text:span text:style-name="Strong_20_Emphasis"><text:span text:style-name="T8"> (3 pts</text:span></text:span><text:span text:style-name="Strong_20_Emphasis"><text:span text:style-name="T19">)</text:span></text:span></text:p>
                </table:table-cell>
                <table:table-cell table:style-name="Table1.A1" office:value-type="string">
                  <text:p text:style-name="P7"><text:span text:style-name="T7">Two <text:s/></text:span><text:span text:style-name="T8">responses </text:span><text:span text:style-name="T7">are provided: </text:span><text:span text:style-name="T8">a </text:span><text:span text:style-name="T19">two-piece </text:span><text:span text:style-name="T8">account of </text:span><text:span text:style-name="T19">jargon</text:span><text:span text:style-name="T8"> and a</text:span><text:span text:style-name="T19">n</text:span><text:span text:style-name="T8"> account/</text:span><text:span text:style-name="T19">evaluation</text:span><text:span text:style-name="T8"> of </text:span><text:span text:style-name="T19">good vs bad jargon</text:span></text:p>
                  <text:p text:style-name="P7"/>
                  <text:p text:style-name="P7"/>
                  <text:p text:style-name="P7"/>
                </table:table-cell>
                <table:table-cell table:style-name="Table1.A1" office:value-type="string">
                  <text:p text:style-name="P10"><text:span text:style-name="T7">Each of the two a</text:span>ccount<text:span text:style-name="T7">s</text:span> provide<text:span text:style-name="T7">s</text:span> complete information; <text:span text:style-name="T7">statements are complete, logical </text:span><text:span text:style-name="T24">and well-formed</text:span></text:p>
                  <text:p text:style-name="P10"/>
                  <text:p text:style-name="P10"/>
                  <text:p text:style-name="P10"/>
                </table:table-cell>
                <table:table-cell table:style-name="Table1.A1" office:value-type="string">
                  <text:p text:style-name="P11">Each of the two accounts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8"><text:span text:style-name="Strong_20_Emphasis"><text:span text:style-name="T5">T</text:span></text:span><text:span text:style-name="Strong_20_Emphasis"><text:span text:style-name="T9">ask 3:</text:span></text:span></text:p>
                  <text:p text:style-name="P17"><text:span text:style-name="Strong_20_Emphasis"><text:span text:style-name="T19">Legal System</text:span></text:span><text:span text:style-name="Strong_20_Emphasis"><text:span text:style-name="T9"> (3 pts)</text:span></text:span></text:p>
                  <text:p text:style-name="P17"><text:span text:style-name="Strong_20_Emphasis"><text:span text:style-name="T19">Civil Law</text:span></text:span><text:span text:style-name="Strong_20_Emphasis"><text:span text:style-name="T9"> (3 pts)</text:span></text:span></text:p>
                  <text:p text:style-name="P19"><text:span text:style-name="Strong_20_Emphasis"><text:span text:style-name="T19">Common Law (3 pts)</text:span></text:span></text:p>
                </table:table-cell>
                <table:table-cell table:style-name="Table1.A1" office:value-type="string">
                  <text:p text:style-name="P8"><text:span text:style-name="T7">T</text:span><text:span text:style-name="T20">hree</text:span><text:span text:style-name="T7"> </text:span><text:span text:style-name="T8">responses </text:span><text:span text:style-name="T7">are provided: </text:span><text:span text:style-name="T8">a</text:span><text:span text:style-name="T20">n </text:span><text:span text:style-name="T8">account/</text:span><text:span text:style-name="T20">definition</text:span><text:span text:style-name="T8"> of </text:span><text:span text:style-name="T20">legal system</text:span><text:span text:style-name="T21">s</text:span><text:span text:style-name="T20">; an account/discussion of civil law; and an </text:span><text:span text:style-name="T8">account/</text:span><text:span text:style-name="T21">discussion</text:span><text:span text:style-name="T8"> of </text:span><text:span text:style-name="T21">common law. Discussions focus on US vs Mexico</text:span></text:p>
                  <text:p text:style-name="P8"/>
                  <text:p text:style-name="P8"/>
                  <text:p text:style-name="P8"/>
                </table:table-cell>
                <table:table-cell table:style-name="Table1.A1" office:value-type="string">
                  <text:p text:style-name="P5"><text:span text:style-name="T7">Each of the </text:span><text:span text:style-name="T21">three</text:span><text:span text:style-name="T7"> a</text:span>ccount<text:span text:style-name="T7">s</text:span> provide<text:span text:style-name="T7">s</text:span> complete information; <text:span text:style-name="T7">statements are complete, logical </text:span><text:span text:style-name="T24">and well-formed</text:span></text:p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/>
                </table:table-cell>
                <table:table-cell table:style-name="Table1.A1" office:value-type="string">
                  <text:p text:style-name="P11">Each of the t<text:span text:style-name="T21">hree </text:span><text:s/>accounts provides a sufficient amount of information and detail</text:p>
                </table:table-cell>
              </table:table-row>
              <text:soft-page-break/>
              <table:table-row>
                <table:table-cell table:style-name="Table1.A5" office:value-type="string">
                  <text:p text:style-name="P14"><text:span text:style-name="Strong_20_Emphasis"><text:span text:style-name="T11">Task 4:</text:span></text:span></text:p>
                  <text:p text:style-name="P20"><text:span text:style-name="Strong_20_Emphasis"><text:span text:style-name="T21">DOF I-III (3 pts)</text:span></text:span></text:p>
                  <text:p text:style-name="P20"><text:span text:style-name="Strong_20_Emphasis"><text:span text:style-name="T21">DOF IV-VI (3 pts)</text:span></text:span></text:p>
                  <text:p text:style-name="P20"><text:span text:style-name="Strong_20_Emphasis"><text:span text:style-name="T21">DOF VII-IX (3 pts)</text:span></text:span></text:p>
                </table:table-cell>
                <table:table-cell table:style-name="Table1.A5" office:value-type="string">
                  <text:p text:style-name="P16"><text:span text:style-name="T7">T</text:span><text:span text:style-name="T21">hree</text:span><text:span text:style-name="T7"> </text:span><text:span text:style-name="T8">responses </text:span><text:span text:style-name="T7">are provided: </text:span><text:span text:style-name="T8">a</text:span><text:span text:style-name="T22">n English</text:span><text:span text:style-name="T8"> </text:span><text:span text:style-name="T22">translation DOF <text:s/>Articulo 3</text:span><text:span text:style-name="T8"> </text:span><text:span text:style-name="T22">I-III; </text:span><text:span text:style-name="T8">a</text:span><text:span text:style-name="T22">n English</text:span><text:span text:style-name="T8"> </text:span><text:span text:style-name="T22">translation DOF <text:s/>Articulo 3</text:span><text:span text:style-name="T8"> </text:span><text:span text:style-name="T22">IV-VI; and </text:span><text:span text:style-name="T8">a</text:span><text:span text:style-name="T22">n English</text:span><text:span text:style-name="T8"> </text:span><text:span text:style-name="T22">translation DOF <text:s/>Articulo 3</text:span><text:span text:style-name="T8"> </text:span><text:span text:style-name="T22">VII-IX</text:span></text:p>
                  <text:p text:style-name="P16"/>
                  <text:p text:style-name="P16"/>
                </table:table-cell>
                <table:table-cell table:style-name="Table1.A5" office:value-type="string">
                  <text:p text:style-name="P10"><text:span text:style-name="T7">Each of the </text:span><text:span text:style-name="T21">three</text:span><text:span text:style-name="T7"> a</text:span>ccount<text:span text:style-name="T7">s</text:span> provide<text:span text:style-name="T7">s</text:span> complete information; <text:span text:style-name="T7">statements are complete, logical </text:span><text:span text:style-name="T24">and well-formed</text:span></text:p>
                </table:table-cell>
                <table:table-cell table:style-name="Table1.A5" office:value-type="string">
                  <text:p text:style-name="P11">Each of the t<text:span text:style-name="T22">hree </text:span><text:s/><text:span text:style-name="T22">translation</text:span>s provides a sufficient amount of <text:span text:style-name="T22">accurate</text:span> information and detail</text:p>
                </table:table-cell>
              </table:table-row>
              <table:table-row>
                <table:table-cell table:style-name="Table1.A1" office:value-type="string">
                  <text:p text:style-name="P14"><text:span text:style-name="Strong_20_Emphasis"><text:span text:style-name="T11">Task </text:span></text:span><text:span text:style-name="Strong_20_Emphasis"><text:span text:style-name="T12">5</text:span></text:span><text:span text:style-name="Strong_20_Emphasis"><text:span text:style-name="T11">:</text:span></text:span></text:p>
                  <text:p text:style-name="P21"><text:span text:style-name="Strong_20_Emphasis"><text:span text:style-name="T23">Tenant Rights (3 pts)</text:span></text:span></text:p>
                  <text:p text:style-name="P21"><text:span text:style-name="Strong_20_Emphasis"><text:span text:style-name="T23">Landlord Rights (3 pts)</text:span></text:span></text:p>
                  <text:p text:style-name="P21"><text:span text:style-name="Strong_20_Emphasis"><text:span text:style-name="T23">Mexico vs US (3 pts)</text:span></text:span></text:p>
                  <text:p text:style-name="P14"><text:span text:style-name="Strong_20_Emphasis"/></text:p>
                </table:table-cell>
                <table:table-cell table:style-name="Table1.A1" office:value-type="string">
                  <text:p text:style-name="P9"><text:span text:style-name="T7">T</text:span><text:span text:style-name="T23">hree </text:span><text:span text:style-name="T8">responses </text:span><text:span text:style-name="T7">are provided: </text:span><text:span text:style-name="T12">an </text:span><text:span text:style-name="T8">account/</text:span><text:span text:style-name="T12">definition</text:span><text:span text:style-name="T8"> of </text:span><text:span text:style-name="T23">tenant’s rights; </text:span><text:span text:style-name="T11"><text:s/></text:span><text:span text:style-name="T12">an </text:span><text:span text:style-name="T8">account/</text:span><text:span text:style-name="T12">definition</text:span><text:span text:style-name="T8"> of </text:span><text:span text:style-name="T23">landlord’s rights; </text:span><text:span text:style-name="T8">and a</text:span><text:span text:style-name="T11">n </text:span><text:span text:style-name="T8">account/</text:span><text:span text:style-name="T23">critique</text:span><text:span text:style-name="T12"> </text:span><text:span text:style-name="T8">of </text:span><text:span text:style-name="T23">these rights in Mexico vs the US</text:span></text:p>
                  <text:p text:style-name="P8"/>
                  <text:p text:style-name="P8"/>
                </table:table-cell>
                <table:table-cell table:style-name="Table1.A1" office:value-type="string">
                  <text:p text:style-name="P10"><text:span text:style-name="T7">Each of the </text:span><text:span text:style-name="T21">three</text:span><text:span text:style-name="T7"> a</text:span>ccount<text:span text:style-name="T7">s</text:span> provide<text:span text:style-name="T7">s</text:span> complete information; <text:span text:style-name="T7">statements are complete, logical </text:span><text:span text:style-name="T24">and well-formed</text:span></text:p>
                </table:table-cell>
                <table:table-cell table:style-name="Table1.A1" office:value-type="string">
                  <text:p text:style-name="P11">Each of the t<text:span text:style-name="T23">hree</text:span> accounts provides a sufficient amount of information and detail</text:p>
                </table:table-cell>
              </table:table-row>
            </table:table>
            <text:p text:style-name="Text_20_body"/>
          </text:section>
        </text:section>
        <text:p text:style-name="Text_20_body"><text:span text:style-name="Strong_20_Emphasis"/></text:p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2-12T18:30:50.883969108</dc:date>
    <meta:editing-duration>PT2H46M36S</meta:editing-duration>
    <meta:editing-cycles>37</meta:editing-cycles>
    <meta:generator>LibreOffice/7.3.7.2$Linux_X86_64 LibreOffice_project/30$Build-2</meta:generator>
    <meta:document-statistic meta:table-count="1" meta:image-count="1" meta:object-count="0" meta:page-count="2" meta:paragraph-count="46" meta:word-count="373" meta:character-count="2402" meta:non-whitespace-character-count="2054"/>
  </office:meta>
</office:document-meta>
</file>